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25-09-24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25-04-28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24-09-19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24-04-23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23-09-26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23-04-25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22-09-27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22-04-25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21-09-27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21-04-26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20-09-22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20-04-27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19-09-24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19-04-25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18-09-25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18-04-24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17-09-25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17-04-17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16-09-06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16-04-25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15-09-16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15-04-06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14-09-22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14-04-02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13-09-09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13-04-09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12-09-17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12-04-18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11-09-16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11-04-12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10-09-27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10-04-28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9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8-04-23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7-11-29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7-11-14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7-09-14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6-09-14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6-04-19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5-09-20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5-03-17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4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4-03-18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4-02-19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4-01-30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3-12-31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3-11-24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3-10-30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3-09-25 1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3-08-27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3-06-24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3-05-27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3-04-25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3-03-27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3-02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3-01-28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2-11-22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2-10-31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2-09-26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2-08-28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2-07-26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2-06-24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2-05-31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2-04-23 1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2-03-26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2-02-25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2-01-28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1-12-21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1-11-27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1-10-25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1-09-26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1-08-28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1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1-06-25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1-05-24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1-04-25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1-03-2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1-02-28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1-01-29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0-12-26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0-11-22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0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0-09-1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0-08-1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0-07-20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0-06-2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0-05-12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0-04-19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0-03-1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0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2000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9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9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9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9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9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9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9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8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8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8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8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8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8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8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7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7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7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7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6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6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6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6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6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6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6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5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5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5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5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5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5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5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5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5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4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4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4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4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3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1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1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9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89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89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8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88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8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87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87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86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85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8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82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82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81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81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81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81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8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81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81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81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8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81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81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81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80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8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8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80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80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79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7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79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79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79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815075472101</text:p>
          </table:table-cell>
          <table:table-cell office:value-type="string" calcext:value-type="string">
            <text:p>KE Bg <text:s/>33</text:p>
          </table:table-cell>
          <table:table-cell office:value-type="string" calcext:value-type="string">
            <text:p>197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48" meta:object-count="0"/>
    <meta:user-defined meta:name="AppVersion">3.0</meta:user-defined>
  </office:meta>
</office:document-meta>
</file>